
<file path=META-INF/manifest.xml><?xml version="1.0" encoding="utf-8"?>
<manifest:manifest xmlns:manifest="urn:oasis:names:tc:opendocument:xmlns:manifest:1.0">
  <manifest:file-entry manifest:media-type="application/vnd.oasis.opendocument.formula"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DOCTYPE math  PUBLIC '-//OpenOffice.org//DTD Modified W3C MathML 1.01//EN'  'math.dtd'>
<math:math xmlns:math="http://www.w3.org/1998/Math/MathML">
  <math:semantics>
    <math:mtable>
      <math:mtr>
        <math:mstyle math:fontweight="bold">
          <math:mrow>
            <math:munder math:accentunder="true">
              <math:mtext>1. Unary/binary operators</math:mtext>
              <math:mo>̲</math:mo>
            </math:munder>
          </math:mrow>
        </math:mstyle>
      </math:mtr>
      <math:mtr/>
      <math:mtr>
        <math:mrow>
          <math:mrow>
            <math:mo math:stretchy="false">+</math:mo>
            <math:mi>a</math:mi>
          </math:mrow>
          <math:mrow>
            <math:mi>,</math:mi>
            <math:mo math:stretchy="false">−</math:mo>
            <math:mi>b</math:mi>
          </math:mrow>
          <math:mrow>
            <math:mi>,</math:mi>
            <math:mo math:stretchy="false">±</math:mo>
            <math:mi>c</math:mi>
          </math:mrow>
          <math:mrow>
            <math:mi>,</math:mi>
            <math:mo math:stretchy="false">∓</math:mo>
            <math:mi>d</math:mi>
          </math:mrow>
          <math:mi>,</math:mi>
          <math:mrow>
            <math:mo math:stretchy="false">¬</math:mo>
            <math:mi>e</math:mi>
          </math:mrow>
        </math:mrow>
      </math:mtr>
      <math:mtr>
        <math:mrow>
          <math:mrow>
            <math:mi>a</math:mi>
            <math:mo math:stretchy="false">+</math:mo>
            <math:mi>b</math:mi>
          </math:mrow>
          <math:mi>,</math:mi>
          <math:mrow>
            <math:mi>a</math:mi>
            <math:mo math:stretchy="false">⋅</math:mo>
            <math:mi>b</math:mi>
          </math:mrow>
          <math:mi>,</math:mi>
          <math:mrow>
            <math:mi>a</math:mi>
            <math:mo math:stretchy="false">×</math:mo>
            <math:mi>b</math:mi>
          </math:mrow>
          <math:mi>,</math:mi>
          <math:mrow>
            <math:mi>a</math:mi>
            <math:mo math:stretchy="false">∗</math:mo>
            <math:mi>b</math:mi>
          </math:mrow>
        </math:mrow>
      </math:mtr>
      <math:mtr>
        <math:mrow>
          <math:mrow>
            <math:mi>a</math:mi>
            <math:mo math:stretchy="false">−</math:mo>
            <math:mi>b</math:mi>
          </math:mrow>
          <math:mi>,</math:mi>
          <math:mfrac>
            <math:mi>a</math:mi>
            <math:mi>b</math:mi>
          </math:mfrac>
          <math:mi>,</math:mi>
          <math:mrow>
            <math:mi>a</math:mi>
            <math:mo math:stretchy="false">÷</math:mo>
            <math:mi>b</math:mi>
          </math:mrow>
          <math:mi>,</math:mi>
          <math:mrow>
            <math:mi>a</math:mi>
            <math:mo math:stretchy="false">/</math:mo>
            <math:mi>b</math:mi>
          </math:mrow>
          <math:mi>,</math:mi>
          <math:mrow>
            <math:mi>a</math:mi>
            <math:mo math:stretchy="false">∨</math:mo>
            <math:mi>b</math:mi>
          </math:mrow>
        </math:mrow>
      </math:mtr>
      <math:mtr>
        <math:mrow>
          <math:mi>a</math:mi>
          <math:mo math:stretchy="false">°</math:mo>
          <math:mi>b</math:mi>
        </math:mrow>
      </math:mtr>
      <math:mtr/>
      <math:mtr>
        <math:mstyle math:fontweight="bold">
          <math:mrow>
            <math:munder math:accentunder="true">
              <math:mtext>2. Relations</math:mtext>
              <math:mo>̲</math:mo>
            </math:munder>
          </math:mrow>
        </math:mstyle>
      </math:mtr>
      <math:mtr/>
      <math:mtr>
        <math:mrow>
          <math:mrow>
            <math:mi>a</math:mi>
            <math:mo math:stretchy="false">=</math:mo>
            <math:mi>b</math:mi>
          </math:mrow>
          <math:mi>,</math:mi>
          <math:mrow>
            <math:mi>a</math:mi>
            <math:mo math:stretchy="false">≠</math:mo>
            <math:mi>b</math:mi>
          </math:mrow>
          <math:mi>,</math:mi>
          <math:mrow>
            <math:mi>a</math:mi>
            <math:mo math:stretchy="false">≈</math:mo>
            <math:mi>b</math:mi>
          </math:mrow>
          <math:mi>,</math:mi>
          <math:mrow>
            <math:mi>a</math:mi>
            <math:mo math:stretchy="false">∣</math:mo>
            <math:mi>b</math:mi>
          </math:mrow>
          <math:mi>,</math:mi>
          <math:mrow>
            <math:mi>a</math:mi>
            <math:mo math:stretchy="false">∤</math:mo>
            <math:mi>b</math:mi>
          </math:mrow>
        </math:mrow>
      </math:mtr>
      <math:mtr>
        <math:mrow>
          <math:mrow>
            <math:mi>a</math:mi>
            <math:mo math:stretchy="false">&lt;</math:mo>
            <math:mi>b</math:mi>
          </math:mrow>
          <math:mi>,</math:mi>
          <math:mrow>
            <math:mi>a</math:mi>
            <math:mo math:stretchy="false">&gt;</math:mo>
            <math:mi>b</math:mi>
          </math:mrow>
          <math:mi>,</math:mi>
          <math:mrow>
            <math:mi>a</math:mi>
            <math:mo math:stretchy="false">≃</math:mo>
            <math:mi>b</math:mi>
          </math:mrow>
          <math:mi>,</math:mi>
          <math:mrow>
            <math:mi>a</math:mi>
            <math:mo math:stretchy="false">∥</math:mo>
            <math:mi>b</math:mi>
          </math:mrow>
          <math:mi>,</math:mi>
          <math:mrow>
            <math:mi>a</math:mi>
            <math:mo math:stretchy="false">⊥</math:mo>
            <math:mi>b</math:mi>
          </math:mrow>
        </math:mrow>
      </math:mtr>
      <math:mtr>
        <math:mrow>
          <math:mrow>
            <math:mi>a</math:mi>
            <math:mo math:stretchy="false">≤</math:mo>
            <math:mi>b</math:mi>
          </math:mrow>
          <math:mi>,</math:mi>
          <math:mrow>
            <math:mi>a</math:mi>
            <math:mo math:stretchy="false">≥</math:mo>
            <math:mi>b</math:mi>
          </math:mrow>
          <math:mi>,</math:mi>
          <math:mrow>
            <math:mi>a</math:mi>
            <math:mo math:stretchy="false">~</math:mo>
            <math:mi>b</math:mi>
          </math:mrow>
          <math:mi>,</math:mi>
          <math:mrow>
            <math:mi>a</math:mi>
            <math:mo math:stretchy="false">≡</math:mo>
            <math:mi>b</math:mi>
          </math:mrow>
        </math:mrow>
      </math:mtr>
      <math:mtr>
        <math:mrow>
          <math:mrow>
            <math:mi>a</math:mi>
            <math:mo math:stretchy="false">≤</math:mo>
            <math:mi>b</math:mi>
          </math:mrow>
          <math:mi>,</math:mi>
          <math:mrow>
            <math:mi>a</math:mi>
            <math:mo math:stretchy="false">≥</math:mo>
            <math:mi>b</math:mi>
          </math:mrow>
          <math:mi>,</math:mi>
          <math:mrow>
            <math:mi>a</math:mi>
            <math:mo math:stretchy="false">∝</math:mo>
            <math:mi>b</math:mi>
          </math:mrow>
          <math:mi>,</math:mi>
          <math:mrow>
            <math:mi>a</math:mi>
            <math:mo math:stretchy="false">→</math:mo>
            <math:mi>b</math:mi>
          </math:mrow>
        </math:mrow>
      </math:mtr>
      <math:mtr>
        <math:mrow>
          <math:mi>a</math:mi>
          <math:mo math:stretchy="false">⇐</math:mo>
          <math:mi>b</math:mi>
          <math:mi>,</math:mi>
          <math:mi>a</math:mi>
          <math:mo math:stretchy="false">⇔</math:mo>
          <math:mi>b</math:mi>
          <math:mi>,</math:mi>
          <math:mi>a</math:mi>
          <math:mo math:stretchy="false">⇒</math:mo>
          <math:mi>b</math:mi>
        </math:mrow>
      </math:mtr>
      <math:mtr/>
      <math:mtr>
        <math:mstyle math:fontweight="bold">
          <math:mrow>
            <math:munder math:accentunder="true">
              <math:mtext>3. Set Operations</math:mtext>
              <math:mo>̲</math:mo>
            </math:munder>
          </math:mrow>
        </math:mstyle>
      </math:mtr>
      <math:mtr/>
      <math:mtr>
        <math:mrow>
          <math:mrow>
            <math:mi>a</math:mi>
            <math:mo math:stretchy="false">∈</math:mo>
            <math:mi>b</math:mi>
          </math:mrow>
          <math:mi>,</math:mi>
          <math:mrow>
            <math:mi>a</math:mi>
            <math:mo math:stretchy="false">∉</math:mo>
            <math:mi>b</math:mi>
          </math:mrow>
          <math:mi>,</math:mi>
          <math:mrow>
            <math:mi>a</math:mi>
            <math:mo math:stretchy="false">∋</math:mo>
            <math:mi>b</math:mi>
          </math:mrow>
          <math:mi>,</math:mi>
          <math:mo math:stretchy="false">∅</math:mo>
        </math:mrow>
      </math:mtr>
      <math:mtr>
        <math:mrow>
          <math:mrow>
            <math:mi>a</math:mi>
            <math:mo math:stretchy="false">∩</math:mo>
            <math:mi>b</math:mi>
          </math:mrow>
          <math:mi>,</math:mi>
          <math:mrow>
            <math:mi>a</math:mi>
            <math:mo math:stretchy="false">∪</math:mo>
            <math:mi>b</math:mi>
          </math:mrow>
          <math:mi>,</math:mi>
          <math:mrow>
            <math:mi>a</math:mi>
            <math:mo math:stretchy="false">∖</math:mo>
            <math:mi>b</math:mi>
          </math:mrow>
          <math:mi>,</math:mi>
          <math:mrow>
            <math:mi>a</math:mi>
            <math:mo math:stretchy="false">/</math:mo>
            <math:mi>b</math:mi>
          </math:mrow>
          <math:mi>,</math:mi>
          <math:mo math:stretchy="false">ℵ</math:mo>
        </math:mrow>
      </math:mtr>
      <math:mtr>
        <math:mrow>
          <math:mrow>
            <math:mi>a</math:mi>
            <math:mo math:stretchy="false">⊂</math:mo>
            <math:mi>b</math:mi>
          </math:mrow>
          <math:mi>,</math:mi>
          <math:mrow>
            <math:mi>a</math:mi>
            <math:mo math:stretchy="false">⊆</math:mo>
            <math:mi>b</math:mi>
          </math:mrow>
          <math:mi>,</math:mi>
          <math:mrow>
            <math:mi>a</math:mi>
            <math:mo math:stretchy="false">⊃</math:mo>
            <math:mi>b</math:mi>
          </math:mrow>
          <math:mi>,</math:mi>
          <math:mrow>
            <math:mi>a</math:mi>
            <math:mo math:stretchy="false">⊇</math:mo>
            <math:mi>b</math:mi>
          </math:mrow>
        </math:mrow>
      </math:mtr>
      <math:mtr>
        <math:mrow>
          <math:mrow>
            <math:mi>a</math:mi>
            <math:mo math:stretchy="false">⊄</math:mo>
            <math:mi>b</math:mi>
          </math:mrow>
          <math:mi>,</math:mi>
          <math:mrow>
            <math:mi>a</math:mi>
            <math:mo math:stretchy="false">⊈</math:mo>
            <math:mi>b</math:mi>
          </math:mrow>
          <math:mi>,</math:mi>
          <math:mrow>
            <math:mi>a</math:mi>
            <math:mo math:stretchy="false">⊅</math:mo>
            <math:mi>b</math:mi>
          </math:mrow>
          <math:mi>,</math:mi>
          <math:mrow>
            <math:mi>a</math:mi>
            <math:mo math:stretchy="false">⊉</math:mo>
            <math:mi>b</math:mi>
          </math:mrow>
        </math:mrow>
      </math:mtr>
      <math:mtr>
        <math:mrow>
          <math:mo math:stretchy="false">ℕ</math:mo>
          <math:mo math:stretchy="false">ℤ</math:mo>
          <math:mo math:stretchy="false">ℚ</math:mo>
          <math:mo math:stretchy="false">ℝ</math:mo>
          <math:mo math:stretchy="false">ℂ</math:mo>
        </math:mrow>
      </math:mtr>
      <math:mtr/>
      <math:mtr>
        <math:mstyle math:fontweight="bold">
          <math:mrow>
            <math:munder math:accentunder="true">
              <math:mtext>4. Functions</math:mtext>
              <math:mo>̲</math:mo>
            </math:munder>
          </math:mrow>
        </math:mstyle>
      </math:mtr>
      <math:mtr/>
      <math:mtr>
        <math:mrow>
          <math:mi>b</math:mi>
          <math:mi>,</math:mi>
          <math:mi>a</math:mi>
          <math:msup>
            <math:mi math:fontstyle="normal">e</math:mi>
            <math:mi>x</math:mi>
          </math:msup>
          <math:mi>,</math:mi>
          <math:mi>ln</math:mi>
          <math:mrow>
            <math:mo math:stretchy="false">(</math:mo>
            <math:mi>x</math:mi>
            <math:mo math:stretchy="false">)</math:mo>
          </math:mrow>
          <math:mi>,</math:mi>
          <math:mi>exp</math:mi>
          <math:mrow>
            <math:mo math:stretchy="false">(</math:mo>
            <math:mi>x</math:mi>
            <math:mo math:stretchy="false">)</math:mo>
          </math:mrow>
          <math:mi>,</math:mi>
          <math:mi>log</math:mi>
          <math:mrow>
            <math:mo math:stretchy="false">(</math:mo>
            <math:mi>x</math:mi>
            <math:mo math:stretchy="false">)</math:mo>
          </math:mrow>
          <math:mi>,</math:mi>
          <math:msup>
            <math:mi>x</math:mi>
            <math:mi>y</math:mi>
          </math:msup>
        </math:mrow>
      </math:mtr>
      <math:mtr>
        <math:mrow>
          <math:mi>sin</math:mi>
          <math:mrow>
            <math:mo math:stretchy="false">(</math:mo>
            <math:mi>x</math:mi>
            <math:mo math:stretchy="false">)</math:mo>
          </math:mrow>
          <math:mi>,</math:mi>
          <math:mi>cos</math:mi>
          <math:mrow>
            <math:mo math:stretchy="false">(</math:mo>
            <math:mi>x</math:mi>
            <math:mo math:stretchy="false">)</math:mo>
          </math:mrow>
          <math:mi>,</math:mi>
          <math:mi>tan</math:mi>
          <math:mrow>
            <math:mo math:stretchy="false">(</math:mo>
            <math:mi>x</math:mi>
            <math:mo math:stretchy="false">)</math:mo>
          </math:mrow>
          <math:mi>,</math:mi>
          <math:mi>cot</math:mi>
          <math:mrow>
            <math:mo math:stretchy="false">(</math:mo>
            <math:mi>x</math:mi>
            <math:mo math:stretchy="false">)</math:mo>
          </math:mrow>
          <math:mi>,</math:mi>
          <math:msqrt>
            <math:mi>x</math:mi>
          </math:msqrt>
        </math:mrow>
      </math:mtr>
      <math:mtr>
        <math:mrow>
          <math:mi>arcsin</math:mi>
          <math:mrow>
            <math:mo math:stretchy="false">(</math:mo>
            <math:mi>x</math:mi>
            <math:mo math:stretchy="false">)</math:mo>
          </math:mrow>
          <math:mi>,</math:mi>
          <math:mi>arccos</math:mi>
          <math:mrow>
            <math:mo math:stretchy="false">(</math:mo>
            <math:mi>x</math:mi>
            <math:mo math:stretchy="false">)</math:mo>
          </math:mrow>
          <math:mi>,</math:mi>
          <math:mi>arctan</math:mi>
          <math:mrow>
            <math:mo math:stretchy="false">(</math:mo>
            <math:mi>x</math:mi>
            <math:mo math:stretchy="false">)</math:mo>
          </math:mrow>
          <math:mi>,</math:mi>
          <math:mi>arccot</math:mi>
          <math:mrow>
            <math:mo math:stretchy="false">(</math:mo>
            <math:mi>x</math:mi>
            <math:mo math:stretchy="false">)</math:mo>
          </math:mrow>
          <math:mi>,</math:mi>
          <math:mroot>
            <math:mi>y</math:mi>
            <math:mi>x</math:mi>
          </math:mroot>
        </math:mrow>
      </math:mtr>
      <math:mtr>
        <math:mrow>
          <math:mi>sinh</math:mi>
          <math:mrow>
            <math:mo math:stretchy="false">(</math:mo>
            <math:mi>x</math:mi>
            <math:mo math:stretchy="false">)</math:mo>
          </math:mrow>
          <math:mi>,</math:mi>
          <math:mi>cosh</math:mi>
          <math:mrow>
            <math:mo math:stretchy="false">(</math:mo>
            <math:mi>x</math:mi>
            <math:mo math:stretchy="false">)</math:mo>
          </math:mrow>
          <math:mi>,</math:mi>
          <math:mi>tanh</math:mi>
          <math:mrow>
            <math:mo math:stretchy="false">(</math:mo>
            <math:mi>x</math:mi>
            <math:mo math:stretchy="false">)</math:mo>
          </math:mrow>
          <math:mi>,</math:mi>
          <math:mi>coth</math:mi>
          <math:mrow>
            <math:mo math:stretchy="false">(</math:mo>
            <math:mi>x</math:mi>
            <math:mo math:stretchy="false">)</math:mo>
          </math:mrow>
          <math:mi>,</math:mi>
          <math:mfenced math:open="∣" math:close="∣">
            <math:mi>x</math:mi>
          </math:mfenced>
        </math:mrow>
      </math:mtr>
      <math:mtr>
        <math:mrow>
          <math:mi>arsinh</math:mi>
          <math:mrow>
            <math:mo math:stretchy="false">(</math:mo>
            <math:mi>x</math:mi>
            <math:mo math:stretchy="false">)</math:mo>
          </math:mrow>
          <math:mi>,</math:mi>
          <math:mi>arcosh</math:mi>
          <math:mrow>
            <math:mo math:stretchy="false">(</math:mo>
            <math:mi>x</math:mi>
            <math:mo math:stretchy="false">)</math:mo>
          </math:mrow>
          <math:mi>,</math:mi>
          <math:mi>artanh</math:mi>
          <math:mrow>
            <math:mo math:stretchy="false">(</math:mo>
            <math:mi>x</math:mi>
            <math:mo math:stretchy="false">)</math:mo>
          </math:mrow>
          <math:mi>,</math:mi>
          <math:mi>arcoth</math:mi>
          <math:mrow>
            <math:mo math:stretchy="false">(</math:mo>
            <math:mi>x</math:mi>
            <math:mo math:stretchy="false">)</math:mo>
          </math:mrow>
          <math:mi>,</math:mi>
          <math:mrow>
            <math:mi>x</math:mi>
            <math:mo math:stretchy="false">!</math:mo>
          </math:mrow>
        </math:mrow>
      </math:mtr>
      <math:mtr/>
      <math:mtr>
        <math:mstyle math:fontweight="bold">
          <math:mrow>
            <math:munder math:accentunder="true">
              <math:mtext>5. Operators</math:mtext>
              <math:mo>̲</math:mo>
            </math:munder>
          </math:mrow>
        </math:mstyle>
      </math:mtr>
      <math:mtr/>
      <math:mtr>
        <math:mrow>
          <math:mrow>
            <math:mi>lim</math:mi>
            <math:mi>x</math:mi>
          </math:mrow>
          <math:mi>,</math:mi>
          <math:mrow>
            <math:mo math:stretchy="false">∏</math:mo>
            <math:mi>x</math:mi>
          </math:mrow>
          <math:mi>,</math:mi>
          <math:mrow>
            <math:mo math:stretchy="false">∐</math:mo>
            <math:mi>x</math:mi>
          </math:mrow>
          <math:mi>,</math:mi>
          <math:mrow>
            <math:munderover>
              <math:mo math:stretchy="false">∑</math:mo>
              <math:mn>5</math:mn>
              <math:mn>6</math:mn>
            </math:munderover>
            <math:mn>7</math:mn>
          </math:mrow>
        </math:mrow>
      </math:mtr>
      <math:mtr>
        <math:mrow>
          <math:mrow>
            <math:mo math:stretchy="false">∫</math:mo>
            <math:mi>x</math:mi>
          </math:mrow>
          <math:mi>,</math:mi>
          <math:mrow>
            <math:mo math:stretchy="false">∬</math:mo>
            <math:mi>x</math:mi>
          </math:mrow>
          <math:mi>,</math:mi>
          <math:mrow>
            <math:mo math:stretchy="false">∭</math:mo>
            <math:mi>x</math:mi>
          </math:mrow>
          <math:mi>,</math:mi>
        </math:mrow>
      </math:mtr>
      <math:mtr>
        <math:mrow>
          <math:mrow>
            <math:mo math:stretchy="false">∮</math:mo>
            <math:mi>x</math:mi>
          </math:mrow>
          <math:mi>,</math:mi>
          <math:mrow>
            <math:mo math:stretchy="false">∯</math:mo>
            <math:mi>x</math:mi>
          </math:mrow>
          <math:mi>,</math:mi>
          <math:mrow>
            <math:mo math:stretchy="false">∰</math:mo>
            <math:mi>x</math:mi>
          </math:mrow>
        </math:mrow>
      </math:mtr>
      <math:mtr>
        <math:mrow>
          <math:mrow>
            <math:mo math:stretchy="false">∑</math:mo>
            <math:mi>x</math:mi>
          </math:mrow>
          <math:mi>,</math:mi>
          <math:mrow>
            <math:munder>
              <math:mo math:stretchy="false">∑</math:mo>
              <math:mrow>
                <math:mi>x</math:mi>
                <math:mo math:stretchy="false">=</math:mo>
                <math:mn>0</math:mn>
              </math:mrow>
            </math:munder>
            <math:mn>...</math:mn>
          </math:mrow>
          <math:mi>,</math:mi>
          <math:mrow>
            <math:mover>
              <math:mo math:stretchy="false">∑</math:mo>
              <math:mrow>
                <math:mi>n</math:mi>
                <math:mo math:stretchy="false">=</math:mo>
                <math:mrow>
                  <math:mo math:stretchy="false">+</math:mo>
                  <math:mo math:stretchy="false">∞</math:mo>
                </math:mrow>
              </math:mrow>
            </math:mover>
            <math:mn>...</math:mn>
          </math:mrow>
          <math:mi>,</math:mi>
          <math:mrow>
            <math:munderover>
              <math:mo math:stretchy="false">∑</math:mo>
              <math:mrow>
                <math:mi>x</math:mi>
                <math:mo math:stretchy="false">=</math:mo>
                <math:mn>0</math:mn>
              </math:mrow>
              <math:mrow>
                <math:mi>n</math:mi>
                <math:mo math:stretchy="false">=</math:mo>
                <math:mrow>
                  <math:mo math:stretchy="false">+</math:mo>
                  <math:mo math:stretchy="false">∞</math:mo>
                </math:mrow>
              </math:mrow>
            </math:munderover>
            <math:mn>...</math:mn>
          </math:mrow>
        </math:mrow>
      </math:mtr>
      <math:mtr/>
      <math:mtr>
        <math:mstyle math:fontweight="bold">
          <math:mrow>
            <math:munder math:accentunder="true">
              <math:mtext>6. Attributes</math:mtext>
              <math:mo>̲</math:mo>
            </math:munder>
          </math:mrow>
        </math:mstyle>
      </math:mtr>
      <math:mtr/>
      <math:mtr>
        <math:mrow>
          <math:mover math:accent="true">
            <math:mi>a</math:mi>
            <math:mo math:stretchy="false">´</math:mo>
          </math:mover>
          <math:mi>,</math:mi>
          <math:mover math:accent="true">
            <math:mi>a</math:mi>
            <math:mo math:stretchy="false">`</math:mo>
          </math:mover>
          <math:mi>,</math:mi>
          <math:mover math:accent="true">
            <math:mi>a</math:mi>
            <math:mo math:stretchy="false">ˇ</math:mo>
          </math:mover>
          <math:mi>,</math:mi>
          <math:mover math:accent="true">
            <math:mi>a</math:mi>
            <math:mo math:stretchy="false">˘</math:mo>
          </math:mover>
          <math:mi>,</math:mi>
          <math:mover math:accent="true">
            <math:mi>a</math:mi>
            <math:mo math:stretchy="false">˚</math:mo>
          </math:mover>
        </math:mrow>
      </math:mtr>
      <math:mtr>
        <math:mrow>
          <math:mover math:accent="true">
            <math:mi>a</math:mi>
            <math:mo math:stretchy="false">→</math:mo>
          </math:mover>
          <math:mi>,</math:mi>
          <math:mover math:accent="true">
            <math:mi>a</math:mi>
            <math:mo math:stretchy="false">˜</math:mo>
          </math:mover>
          <math:mi>,</math:mi>
          <math:mover math:accent="true">
            <math:mi>a</math:mi>
            <math:mo math:stretchy="false">ˆ</math:mo>
          </math:mover>
          <math:mi>,</math:mi>
          <math:mover math:accent="true">
            <math:mi>a</math:mi>
            <math:mo math:stretchy="false">ˉ</math:mo>
          </math:mover>
          <math:mi>,</math:mi>
          <math:mover math:accent="true">
            <math:mi>a</math:mi>
            <math:mo math:stretchy="false">˙</math:mo>
          </math:mover>
          <math:mi>,</math:mi>
          <math:mover math:accent="true">
            <math:mi>a</math:mi>
            <math:mo math:stretchy="false">¨</math:mo>
          </math:mover>
          <math:mi>,</math:mi>
          <math:mover math:accent="true">
            <math:mi>a</math:mi>
            <math:mo math:stretchy="false">⋯</math:mo>
          </math:mover>
        </math:mrow>
      </math:mtr>
      <math:mtr>
        <math:mrow>
          <math:mover math:accent="true">
            <math:mi>a</math:mi>
            <math:mo math:stretchy="false">→</math:mo>
          </math:mover>
          <math:mi>,</math:mi>
          <math:mover math:accent="true">
            <math:mi math:fontstyle="italic">abc</math:mi>
            <math:mo math:stretchy="false">→</math:mo>
          </math:mover>
          <math:mi>,</math:mi>
          <math:mover math:accent="true">
            <math:mi>a</math:mi>
            <math:mo math:stretchy="false">˜</math:mo>
          </math:mover>
          <math:mi>,</math:mi>
          <math:mover math:accent="true">
            <math:mi math:fontstyle="italic">abc</math:mi>
            <math:mo math:stretchy="false">˜</math:mo>
          </math:mover>
          <math:mi>,</math:mi>
          <math:mover math:accent="true">
            <math:mi>a</math:mi>
            <math:mo math:stretchy="false">ˆ</math:mo>
          </math:mover>
          <math:mi>,</math:mi>
          <math:mover math:accent="true">
            <math:mi math:fontstyle="italic">abc</math:mi>
            <math:mo math:stretchy="false">ˆ</math:mo>
          </math:mover>
        </math:mrow>
      </math:mtr>
      <math:mtr>
        <math:mrow>
          <math:mover math:accent="true">
            <math:mi>a</math:mi>
            <math:mo>¯</math:mo>
          </math:mover>
          <math:mi>,</math:mi>
          <math:mover math:accent="true">
            <math:mi math:fontstyle="italic">abc</math:mi>
            <math:mo>¯</math:mo>
          </math:mover>
          <math:mi>,</math:mi>
          <math:munder math:accentunder="true">
            <math:mi>a</math:mi>
            <math:mo>̲</math:mo>
          </math:munder>
          <math:mi>,</math:mi>
          <math:munder math:accentunder="true">
            <math:mi math:fontstyle="italic">abc</math:mi>
            <math:mo>̲</math:mo>
          </math:munder>
          <math:mi>,</math:mi>
          <math:mi>a</math:mi>
          <math:mi>,</math:mi>
          <math:mi math:fontstyle="italic">abc</math:mi>
        </math:mrow>
      </math:mtr>
      <math:mtr>
        <math:mrow>
          <math:mphantom>
            <math:mstyle>
              <math:mrow>
                <math:mtext>phantom</math:mtext>
              </math:mrow>
            </math:mstyle>
          </math:mphantom>
          <math:mi>,</math:mi>
          <math:mstyle math:fontweight="bold">
            <math:mrow>
              <math:mtext>bold</math:mtext>
            </math:mrow>
          </math:mstyle>
          <math:mi>,</math:mi>
          <math:mstyle math:fontstyle="italic">
            <math:mrow>
              <math:mstyle math:fontstyle="italic">
                <math:mrow>
                  <math:mi>,</math:mi>
                </math:mrow>
              </math:mstyle>
            </math:mrow>
          </math:mstyle>
          <math:mstyle math:fontsize="5pt">
            <math:mrow>
              <math:mtext>Risized to 5 pts</math:mtext>
            </math:mrow>
          </math:mstyle>
          <math:mi>,</math:mi>
          <math:mrow>
            <math:mrow>
              <math:mstyle math:fontfamily="sans">
                <math:mrow>
                  <math:mtext>Sans Serif</math:mtext>
                </math:mrow>
              </math:mstyle>
              <math:mo math:stretchy="false">−</math:mo>
              <math:mstyle math:fontfamily="serif">
                <math:mrow>
                  <math:mtext>Serif</math:mtext>
                </math:mrow>
              </math:mstyle>
            </math:mrow>
            <math:mo math:stretchy="false">−</math:mo>
            <math:mstyle math:fontfamily="fixed">
              <math:mrow>
                <math:mtext>Fixed</math:mtext>
              </math:mrow>
            </math:mstyle>
          </math:mrow>
        </math:mrow>
      </math:mtr>
      <math:mtr/>
      <math:mtr>
        <math:mstyle math:fontweight="bold">
          <math:mrow>
            <math:munder math:accentunder="true">
              <math:mtext>7. Others</math:mtext>
              <math:mo>̲</math:mo>
            </math:munder>
          </math:mrow>
        </math:mstyle>
      </math:mtr>
      <math:mtr/>
      <math:mtr>
        <math:mrow>
          <math:mo math:stretchy="false">∞</math:mo>
          <math:mi>,</math:mi>
          <math:mo math:stretchy="false">∂</math:mo>
          <math:mi>,</math:mi>
          <math:mi math:fontstyle="italic">nablal</math:mi>
          <math:mi>,</math:mi>
          <math:mo math:stretchy="false">∃</math:mo>
          <math:mi>,</math:mi>
          <math:mo math:stretchy="false">∀</math:mo>
        </math:mrow>
      </math:mtr>
      <math:mtr>
        <math:mrow>
          <math:mo math:stretchy="false">ℏ</math:mo>
          <math:mi>,</math:mi>
          <math:mo math:stretchy="false">ƛ</math:mo>
          <math:mi>,</math:mi>
          <math:mo math:stretchy="false">ℜ</math:mo>
          <math:mi>,</math:mi>
          <math:mo math:stretchy="false">ℑ</math:mo>
          <math:mi>,</math:mi>
          <math:mo math:stretchy="false">℘</math:mo>
        </math:mrow>
      </math:mtr>
      <math:mtr>
        <math:mrow>
          <math:mo math:stretchy="false">←</math:mo>
          <math:mi>,</math:mi>
          <math:mo math:stretchy="false">→</math:mo>
          <math:mi>,</math:mi>
          <math:mo math:stretchy="false">↑</math:mo>
          <math:mi>,</math:mi>
          <math:mo math:stretchy="false">↓</math:mo>
        </math:mrow>
      </math:mtr>
      <math:mtr>
        <math:mrow>
          <math:mo math:stretchy="false">…</math:mo>
          <math:mi>,</math:mi>
          <math:mo math:stretchy="false">⋯</math:mo>
          <math:mi>,</math:mi>
          <math:mo math:stretchy="false">⋮</math:mo>
          <math:mi>,</math:mi>
          <math:mo math:stretchy="false">⋰</math:mo>
          <math:mi>,</math:mi>
          <math:mo math:stretchy="false">⋱</math:mo>
        </math:mrow>
      </math:mtr>
      <math:mtr/>
      <math:mtr>
        <math:mstyle math:fontweight="bold">
          <math:mrow>
            <math:munder math:accentunder="true">
              <math:mtext>8. Brakets</math:mtext>
              <math:mo>̲</math:mo>
            </math:munder>
          </math:mrow>
        </math:mstyle>
      </math:mtr>
      <math:mtr/>
      <math:mtr>
        <math:mrow>
          <math:mrow>
            <math:mo math:stretchy="false">(</math:mo>
            <math:mi>a</math:mi>
            <math:mo math:stretchy="false">)</math:mo>
          </math:mrow>
          <math:mi>,</math:mi>
          <math:mrow>
            <math:mo math:stretchy="false">[</math:mo>
            <math:mi>a</math:mi>
            <math:mo math:stretchy="false">]</math:mo>
          </math:mrow>
          <math:mi>,</math:mi>
          <math:mrow>
            <math:mo math:stretchy="false">〚</math:mo>
            <math:mi>a</math:mi>
            <math:mo math:stretchy="false">〛</math:mo>
          </math:mrow>
          <math:mi>,</math:mi>
          <math:mrow>
            <math:mo math:stretchy="false">∣</math:mo>
            <math:mi>a</math:mi>
            <math:mo math:stretchy="false">∣</math:mo>
          </math:mrow>
          <math:mi>,</math:mi>
          <math:mrow>
            <math:mo math:stretchy="false">∥</math:mo>
            <math:mi>a</math:mi>
            <math:mo math:stretchy="false">∥</math:mo>
          </math:mrow>
        </math:mrow>
      </math:mtr>
      <math:mtr>
        <math:mrow>
          <math:mrow>
            <math:mo math:stretchy="false">{</math:mo>
            <math:mi>a</math:mi>
            <math:mo math:stretchy="false">}</math:mo>
          </math:mrow>
          <math:mi>,</math:mi>
          <math:mrow>
            <math:mo math:stretchy="false">〈</math:mo>
            <math:mi>a</math:mi>
            <math:mo math:stretchy="false">〉</math:mo>
          </math:mrow>
          <math:mi>,</math:mi>
          <math:mrow>
            <math:mo math:stretchy="false">〈</math:mo>
            <math:mrow>
              <math:mi>a</math:mi>
              <math:mo math:stretchy="false">∣</math:mo>
              <math:mi>b</math:mi>
            </math:mrow>
            <math:mo math:stretchy="false">〉</math:mo>
          </math:mrow>
        </math:mrow>
      </math:mtr>
      <math:mtr>
        <math:mrow>
          <math:mfenced math:open="" math:close="">
            <math:mfrac>
              <math:mi>a</math:mi>
              <math:mi>b</math:mi>
            </math:mfrac>
          </math:mfenced>
          <math:mi>,</math:mi>
          <math:mfenced math:open="[" math:close="]">
            <math:mfrac>
              <math:mi>a</math:mi>
              <math:mi>b</math:mi>
            </math:mfrac>
          </math:mfenced>
          <math:mi>,</math:mi>
          <math:mfenced math:open="〚" math:close="〛">
            <math:mfrac>
              <math:mi>a</math:mi>
              <math:mi>b</math:mi>
            </math:mfrac>
          </math:mfenced>
          <math:mi>,</math:mi>
          <math:mfenced math:open="∣" math:close="∣">
            <math:mfrac>
              <math:mi>a</math:mi>
              <math:mi>b</math:mi>
            </math:mfrac>
          </math:mfenced>
          <math:mi>,</math:mi>
          <math:mfenced math:open="∥" math:close="∥">
            <math:mfrac>
              <math:mi>a</math:mi>
              <math:mi>b</math:mi>
            </math:mfrac>
          </math:mfenced>
        </math:mrow>
      </math:mtr>
      <math:mtr>
        <math:mrow>
          <math:mfenced math:open="{" math:close="}">
            <math:mfrac>
              <math:mi>a</math:mi>
              <math:mi>b</math:mi>
            </math:mfrac>
          </math:mfenced>
          <math:mi>,</math:mi>
          <math:mfenced math:open="〈" math:close="〉">
            <math:mfrac>
              <math:mi>a</math:mi>
              <math:mi>b</math:mi>
            </math:mfrac>
          </math:mfenced>
          <math:mi>,</math:mi>
          <math:mfenced math:open="〈" math:close="〉">
            <math:mrow>
              <math:mfrac>
                <math:mi>a</math:mi>
                <math:mi>b</math:mi>
              </math:mfrac>
              <math:mo math:stretchy="false">∣</math:mo>
              <math:mfrac>
                <math:mi>x</math:mi>
                <math:mi>y</math:mi>
              </math:mfrac>
            </math:mrow>
          </math:mfenced>
        </math:mrow>
      </math:mtr>
      <math:mtr>
        <math:mrow>
          <math:mover>
            <math:mover math:accent="true">
              <math:mi>a</math:mi>
              <math:mo math:stretchy="false"></math:mo>
            </math:mover>
            <math:mi math:fontstyle="italic">xy</math:mi>
          </math:mover>
          <math:mi>,</math:mi>
          <math:munder>
            <math:munder math:accent="true">
              <math:mi>a</math:mi>
              <math:mo math:stretchy="false"></math:mo>
            </math:munder>
            <math:mi math:fontstyle="italic">xy</math:mi>
          </math:munder>
        </math:mrow>
      </math:mtr>
      <math:mtr/>
      <math:mtr>
        <math:mstyle math:fontweight="bold">
          <math:mrow>
            <math:munder math:accentunder="true">
              <math:mtext>9. Formats</math:mtext>
              <math:mo>̲</math:mo>
            </math:munder>
          </math:mrow>
        </math:mstyle>
      </math:mtr>
      <math:mtr/>
      <math:mtr>
        <math:mrow>
          <math:mmultiscripts>
            <math:mi>x</math:mi>
            <math:mprescripts/>
            <math:none/>
            <math:mi>b</math:mi>
          </math:mmultiscripts>
          <math:mi>,</math:mi>
          <math:mover>
            <math:mi>x</math:mi>
            <math:mi>b</math:mi>
          </math:mover>
          <math:mi>,</math:mi>
          <math:msup>
            <math:mi>x</math:mi>
            <math:mi>b</math:mi>
          </math:msup>
          <math:mi>,</math:mi>
          <math:mtable>
            <math:mtr>
              <math:mrow>
                <math:mrow>
                  <math:mi>x</math:mi>
                  <math:mo math:stretchy="false">+</math:mo>
                  <math:mi>y</math:mi>
                </math:mrow>
                <math:mo math:stretchy="false">=</math:mo>
                <math:mn>0</math:mn>
              </math:mrow>
            </math:mtr>
            <math:mtr>
              <math:mrow>
                <math:mrow>
                  <math:mi>x</math:mi>
                  <math:mo math:stretchy="false">−</math:mo>
                  <math:mi>y</math:mi>
                </math:mrow>
                <math:mo math:stretchy="false">=</math:mo>
                <math:mn>1</math:mn>
              </math:mrow>
            </math:mtr>
          </math:mtable>
        </math:mrow>
      </math:mtr>
      <math:mtr>
        <math:mrow>
          <math:mmultiscripts>
            <math:mi>x</math:mi>
            <math:mprescripts/>
            <math:mi>b</math:mi>
            <math:none/>
          </math:mmultiscripts>
          <math:mi>,</math:mi>
          <math:munder>
            <math:mi>x</math:mi>
            <math:mi>b</math:mi>
          </math:munder>
          <math:mi>,</math:mi>
          <math:msub>
            <math:mi>x</math:mi>
            <math:mi>b</math:mi>
          </math:msub>
          <math:mi>,</math:mi>
          <math:mtable>
            <math:mtr>
              <math:mrow>
                <math:mrow>
                  <math:mi>x</math:mi>
                  <math:mo math:stretchy="false">+</math:mo>
                  <math:mi>y</math:mi>
                </math:mrow>
                <math:mo math:stretchy="false">=</math:mo>
                <math:mn>0</math:mn>
              </math:mrow>
            </math:mtr>
            <math:mtr>
              <math:mrow>
                <math:mrow>
                  <math:mi>x</math:mi>
                  <math:mo math:stretchy="false">−</math:mo>
                  <math:mi>y</math:mi>
                </math:mrow>
                <math:mo math:stretchy="false">=</math:mo>
                <math:mn>1</math:mn>
              </math:mrow>
            </math:mtr>
            <math:mtr>
              <math:mrow>
                <math:mrow>
                  <math:mi>x</math:mi>
                  <math:mo math:stretchy="false">−</math:mo>
                  <math:mi>z</math:mi>
                </math:mrow>
                <math:mo math:stretchy="false">=</math:mo>
                <math:mn>2</math:mn>
              </math:mrow>
            </math:mtr>
          </math:mtable>
        </math:mrow>
      </math:mtr>
      <math:mtr>
        <math:mrow>
          <math:mtext>aligned left</math:mtext>
        </math:mrow>
      </math:mtr>
      <math:mtr>
        <math:mrow>
          <math:mtext>also aligned left</math:mtext>
        </math:mrow>
      </math:mtr>
      <math:mtr>
        <math:mrow>
          <math:mi math:fontstyle="italic">centered</math:mi>
        </math:mrow>
      </math:mtr>
      <math:mtr>
        <math:mrow>
          <math:mo math:stretchy="false">r</math:mo>
        </math:mrow>
      </math:mtr>
      <math:mtr>
        <math:mrow>
          <math:mrow>
            <math:mi math:fontstyle="italic">also</math:mi>
            <math:mi math:fontstyle="italic">aligned</math:mi>
            <math:mo math:stretchy="false">r</math:mo>
          </math:mrow>
        </math:mrow>
      </math:mtr>
      <math:mtr>
        <math:mtable>
          <math:mtr>
            <math:mtd>
              <math:mi>a</math:mi>
            </math:mtd>
            <math:mtd>
              <math:mi>x</math:mi>
            </math:mtd>
          </math:mtr>
          <math:mtr>
            <math:mtd>
              <math:mi>b</math:mi>
            </math:mtd>
            <math:mtd>
              <math:mi>y</math:mi>
            </math:mtd>
          </math:mtr>
        </math:mtable>
      </math:mtr>
      <math:mtr>
        <math:mrow>
          <math:mi>a</math:mi>
          <math:mi math:fontstyle="italic">small</math:mi>
          <math:mi math:fontstyle="italic">gap</math:mi>
          <math:mtext>&gt;</math:mtext>
          <math:mi/>
          <math:mtext>&lt;</math:mtext>
        </math:mrow>
      </math:mtr>
      <math:mtr>
        <math:mrow>
          <math:mi>a</math:mi>
          <math:mi math:fontstyle="italic">gap</math:mi>
          <math:mtext>&gt;</math:mtext>
          <math:mi/>
          <math:mtext>&lt;</math:mtext>
        </math:mrow>
      </math:mtr>
    </math:mtable>
    <math:annotation math:encoding="StarMath 5.0">bold underline  "1. Unary/binary operators" newline newline
+a, -b,+-c,-+d, neg e newline
a + b, a cdot b, a times b, a * b newline
a - b, {a over b}, a div b, a / b, a or b newline
a circ b newline
newline
bold underline  "2. Relations" newline newline
a = b, a &lt;&gt; b, a approx b, a divides b, a ndivides b newline
a &lt; b, a &gt; b, a  simeq b, a parallel b, a ortho b newline
a leslant b, a geslant b, a sim b, a equiv b newline
a &lt;= b, a &gt;= b, a prop b, a toward b newline
a dlarrow b, a dlrarrow b, a drarrow b newline
newline
bold underline  "3. Set Operations" newline newline
a  in b, a notin b, a owns b, emptyset newline
a intersection b, a union b, a setminus b, a slash b, aleph newline
a subset b, a subseteq b, a supset b, a supseteq b newline
a nsubset b, a nsubseteq b, a nsupset b, a nsupseteq b newline
setN setZ setQ setR setC newline
newline
bold underline  "4. Functions" newline newline  b, a 
func e^{x}, ln(x), exp(x), log(x), x^{y} newline
sin(x), cos(x), tan(x), cot(x), sqrt x newline
arcsin(x), arccos(x), arctan(x), arccot(x), nroot x  y newline
sinh(x), cosh(x), tanh(x), coth(x), abs x newline
arsinh(x), arcosh(x), artanh(x), arcoth(x), fact x newline
newline
bold underline  "5. Operators" newline newline
lim x, prod x, coprod x, sum  from 5 to 6 7  newline
int x, iint x, iiint x, newline
lint x, llint x, lllint x newline   
sum x, sum  from x=0 ..., sum  to n=+infinity ..., sum  from x=0 to n=+infinity ... newline
newline
bold underline  "6. Attributes" newline newline
acute a, grave a, check a, breve a, circle a newline
vec a, tilde a, hat a, bar a, dot a, ddot a, dddot a  newline
widevec a, widevec abc, widetilde a, widetilde abc, widehat a, widehat abc newline
overline a, overline abc, underline a, underline abc, overstrike a, overstrike abc newline
phantom "phantom", bold "bold", ital italic, size 5 "Risized to 5 pts", font Sans "Sans Serif" - font Serif "Serif" - font Fixed "Fixed" newline
newline
bold underline  "7. Others" newline newline
infinity , partial , nablal , exists , forall newline
hbar , lambdabar , Re , Im , wp newline
leftarrow , rightarrow , uparrow , downarrow newline
dotslow , dotsaxis , dotsvert , dotsup , dotsdown newline
newline
bold underline  "8. Brakets" newline newline
(a) , [a], ldbracket a rdbracket , lline a rline , ldline a rdline newline
lbrace a rbrace , langle a rangle , langle a mline b rangle newline
left ( a over b right ), left [a over b right ], left ldbracket a over b  right rdbracket , left lline a over b right rline , left ldline a over b right rdline newline
left lbrace a over b right rbrace , left langle a over b right rangle, left langle a over b  mline x over y  right rangle newline
a overbrace xy , a underbrace xy newline
newline
bold underline  "9. Formats" newline newline
x lsup{b}, x csup{b}, x^{b}, binom{x+y=0}{x-y=1} newline
x lsub{b}, x csub{b}, x_{b}, stack{x+y=0 # x-y=1 # x-z=2} newline
alignl "aligned left" newline
alignl "also aligned left" newline
alignc centered newline
alignr %right newline
alignr also aligned %right newline
matrix{a # x ## b # y } newline
a small gap  "&gt;"`"&lt;" newline
a gap  "&gt;"~"&lt;" newline</math:annotation>
  </math:semantics>
</math:math>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6$Build-9268</meta:generator>
    <meta:editing-cycles>0</meta:editing-cycles>
    <meta:editing-duration>PT0S</meta:editing-duration>
    <meta:user-defined meta:name="Info 1"/>
    <meta:user-defined meta:name="Info 2"/>
    <meta:user-defined meta:name="Info 3"/>
    <meta:user-defined meta:name="Info 4"/>
  </office:meta>
</office:document-meta>
</file>